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8f64e"/>
    </style:style>
    <style:style style:name="T1" style:family="text">
      <style:text-properties officeooo:rsid="0017d750"/>
    </style:style>
    <style:style style:name="T2" style:family="text">
      <style:text-properties fo:color="#158466" loext:opacity="100%"/>
    </style:style>
    <style:style style:name="T3" style:family="text">
      <style:text-properties officeooo:rsid="0018f64e"/>
    </style:style>
    <style:style style:name="T4" style:family="text">
      <style:text-properties fo:color="#2a6099" loext:opacity="100%" officeooo:rsid="0018f64e"/>
    </style:style>
    <style:style style:name="T5" style:family="text">
      <style:text-properties fo:color="#2a6099" loext:opacity="100%"/>
    </style:style>
    <style:style style:name="T6" style:family="text">
      <style:text-properties fo:color="#ff4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P</text:span>our mettre une vidéo sur le site (la lien doit être en "https://www.youtube.com/embed/" donc copier un lien dans l'url ne marchera pas):</text:p>
      <text:p text:style-name="Standard">1 - allez sur YouTube</text:p>
      <text:p text:style-name="Standard">2 - cliquer sur la vidéo</text:p>
      <text:p text:style-name="Standard">3 - cliquer sur le bouton partager (a coter des likes)</text:p>
      <text:p text:style-name="Standard">4 - cliquer sur "Intégrer"</text:p>
      <text:p text:style-name="Standard">5 - copier le lien YouTube de : https <text:s text:c="3"/>jusqu'à <text:s/>"?" (je pas le prendre)</text:p>
      <text:p text:style-name="Standard"/>
      <text:p text:style-name="Standard"/>
      <text:p text:style-name="Standard"/>
      <text:p text:style-name="Standard"/>
      <text:p text:style-name="Standard">exemple après le 4 j'obtient cela : </text:p>
      <text:p text:style-name="Standard"/>
      <text:p text:style-name="Standard">&lt;iframe width="560" height="315" src="<text:span text:style-name="T2">https://www.youtube.com/embed/NVVrL9h5RHc</text:span>?si=lTxF-VkHTh4VQ-2H" title="YouTube video player" frameborder="0" allow="accelerometer; autoplay; clipboard-write; encrypted-media; gyroscope; picture-in-picture; web-share" referrerpolicy="strict-origin-when-cross-origin" allowfullscreen&gt;&lt;/iframe&gt;</text:p>
      <text:p text:style-name="Standard"/>
      <text:p text:style-name="Standard"/>
      <text:p text:style-name="Standard">il faut donc copier : "<text:span text:style-name="T2">https://www.youtube.com/embed/NVVrL9h5RHc</text:span>"</text:p>
      <text:p text:style-name="Standard"/>
      <text:p text:style-name="Standard"/>
      <text:p text:style-name="Standard"/>
      <text:p text:style-name="Standard">6 - aller dans le fichier "index.php" <text:span text:style-name="T3">trouver <text:s/>« </text:span><text:span text:style-name="T4">iframe</text:span><text:span text:style-name="T3"> »</text:span></text:p>
      <text:p text:style-name="Standard">7 - remplacer le lien par celui choisie (! laisser la partie après le "?" le "?" y comprit)</text:p>
      <text:p text:style-name="Standard"/>
      <text:p text:style-name="Standard">exemple :</text:p>
      <text:p text:style-name="Standard"/>
      <text:p text:style-name="Standard"/>
      <text:p text:style-name="Standard">&lt;<text:span text:style-name="T5">iframe</text:span> src="<text:span text:style-name="T6">https://www.youtube.com/embed/AcCyxakOg5k</text:span>?autoplay=1&amp;mute=1&amp;controls=0&amp;showinfo=0&amp;modestbranding=1&amp;rel=0" </text:p>
      <text:p text:style-name="Standard"><text:tab/>allow="autoplay; encrypted-media" allowfullscreen frameborder="0"&gt;</text:p>
      <text:p text:style-name="Standard">&lt;/<text:span text:style-name="T5">iframe</text:span>&gt;</text:p>
      <text:p text:style-name="Standard"/>
      <text:p text:style-name="Standard"/>
      <text:p text:style-name="P1">il faut donc remplacer "<text:span text:style-name="T6">https://www.youtube.com/embed/AcCyxakOg5k</text:span>" par le lien de la vidéo choisie</text:p>
      <text:p text:style-name="Standard"/>
      <text:p text:style-name="Standard">résultat :</text:p>
      <text:p text:style-name="Standard"/>
      <text:p text:style-name="Standard">&lt;iframe src="<text:span text:style-name="T2">https://www.youtube.com/embed/NVVrL9h5RHc</text:span>?autoplay=1&amp;mute=1&amp;controls=0&amp;showinfo=0&amp;modestbranding=1&amp;rel=0" </text:p>
      <text:p text:style-name="Standard"><text:tab/>allow="autoplay; encrypted-media" allowfullscreen frameborder="0"&gt;</text:p>
      <text:p text:style-name="Standard">&lt;/iframe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5T11:04:15.143000000</meta:creation-date>
    <dc:date>2025-06-25T11:15:35.788000000</dc:date>
    <meta:editing-duration>PT11M19S</meta:editing-duration>
    <meta:editing-cycles>3</meta:editing-cycles>
    <meta:generator>LibreOffice/24.8.6.2$Windows_X86_64 LibreOffice_project/6d98ba145e9a8a39fc57bcc76981d1fb1316c60c</meta:generator>
    <meta:document-statistic meta:table-count="0" meta:image-count="0" meta:object-count="0" meta:page-count="1" meta:paragraph-count="20" meta:word-count="154" meta:character-count="1419" meta:non-whitespace-character-count="1275"/>
  </office:meta>
</office:document-meta>
</file>